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1df92b" officeooo:paragraph-rsid="001df92b" style:font-size-asian="10pt" style:font-size-complex="10pt"/>
    </style:style>
    <style:style style:name="P2" style:family="paragraph" style:parent-style-name="Standard">
      <style:text-properties fo:font-size="10pt" officeooo:rsid="0015901b" officeooo:paragraph-rsid="0015901b" style:font-size-asian="10pt" style:font-size-complex="10pt"/>
    </style:style>
    <style:style style:name="P3" style:family="paragraph" style:parent-style-name="Standard">
      <style:text-properties fo:font-size="10pt" officeooo:rsid="001e6e68" officeooo:paragraph-rsid="001e6e68" style:font-size-asian="10pt" style:font-size-complex="10pt"/>
    </style:style>
    <style:style style:name="P4" style:family="paragraph" style:parent-style-name="Standard">
      <style:text-properties fo:font-size="10pt" officeooo:rsid="001e6e68" officeooo:paragraph-rsid="0069a31c" style:font-size-asian="10pt" style:font-size-complex="10pt"/>
    </style:style>
    <style:style style:name="P5" style:family="paragraph" style:parent-style-name="Standard">
      <style:text-properties fo:font-size="10pt" officeooo:rsid="001e6e68" officeooo:paragraph-rsid="007b297a" style:font-size-asian="10pt" style:font-size-complex="10pt"/>
    </style:style>
    <style:style style:name="P6" style:family="paragraph" style:parent-style-name="Standard">
      <style:text-properties fo:font-size="10pt" officeooo:rsid="00293e38" officeooo:paragraph-rsid="0048b7a8" style:font-size-asian="10pt" style:font-size-complex="10pt"/>
    </style:style>
    <style:style style:name="P7" style:family="paragraph" style:parent-style-name="Standard">
      <style:text-properties fo:font-size="10pt" officeooo:rsid="00293e38" officeooo:paragraph-rsid="004cda05" style:font-size-asian="10pt" style:font-size-complex="10pt"/>
    </style:style>
    <style:style style:name="P8" style:family="paragraph" style:parent-style-name="Standard">
      <style:text-properties fo:font-size="10pt" officeooo:rsid="00293e38" officeooo:paragraph-rsid="007a54af" style:font-size-asian="10pt" style:font-size-complex="10pt"/>
    </style:style>
    <style:style style:name="P9" style:family="paragraph" style:parent-style-name="Standard">
      <style:text-properties fo:font-size="10pt" officeooo:rsid="00293e38" officeooo:paragraph-rsid="0082d55c" style:font-size-asian="10pt" style:font-size-complex="10pt"/>
    </style:style>
    <style:style style:name="P10" style:family="paragraph" style:parent-style-name="Standard">
      <style:text-properties fo:font-size="10pt" officeooo:rsid="002b41e3" officeooo:paragraph-rsid="002b41e3" style:font-size-asian="10pt" style:font-size-complex="10pt"/>
    </style:style>
    <style:style style:name="P11" style:family="paragraph" style:parent-style-name="Standard">
      <style:text-properties fo:font-size="10pt" officeooo:rsid="002b41e3" officeooo:paragraph-rsid="004e97bc" style:font-size-asian="10pt" style:font-size-complex="10pt"/>
    </style:style>
    <style:style style:name="P12" style:family="paragraph" style:parent-style-name="Standard">
      <style:text-properties fo:font-size="10pt" officeooo:rsid="002b41e3" officeooo:paragraph-rsid="009a732b" style:font-size-asian="10pt" style:font-size-complex="10pt"/>
    </style:style>
    <style:style style:name="P13" style:family="paragraph" style:parent-style-name="Standard">
      <style:text-properties fo:font-size="10pt" officeooo:rsid="0051885d" officeooo:paragraph-rsid="0058d760" style:font-size-asian="10pt" style:font-size-complex="10pt"/>
    </style:style>
    <style:style style:name="P14" style:family="paragraph" style:parent-style-name="Standard">
      <style:text-properties fo:font-size="10pt" officeooo:rsid="00ada66a" officeooo:paragraph-rsid="00ada66a" style:font-size-asian="10pt" style:font-size-complex="10pt"/>
    </style:style>
    <style:style style:name="P15" style:family="paragraph" style:parent-style-name="Standard">
      <style:text-properties fo:font-size="10pt" officeooo:rsid="00b6921b" officeooo:paragraph-rsid="00bb715c" style:font-size-asian="10pt" style:font-size-complex="10pt"/>
    </style:style>
    <style:style style:name="P16" style:family="paragraph" style:parent-style-name="Standard">
      <style:text-properties fo:font-size="10pt" officeooo:rsid="00bf08d7" officeooo:paragraph-rsid="00bf08d7" style:font-size-asian="10pt" style:font-size-complex="10pt"/>
    </style:style>
    <style:style style:name="P17" style:family="paragraph" style:parent-style-name="Standard">
      <style:text-properties fo:font-size="10pt" officeooo:rsid="00ab9d6e" officeooo:paragraph-rsid="00ab9d6e" style:font-size-asian="10pt" style:font-size-complex="10pt"/>
    </style:style>
    <style:style style:name="P18" style:family="paragraph" style:parent-style-name="Standard" style:list-style-name="L1">
      <style:text-properties fo:font-size="10pt" officeooo:rsid="00bb60f7" officeooo:paragraph-rsid="00bb60f7" style:font-size-asian="10pt" style:font-size-complex="10pt"/>
    </style:style>
    <style:style style:name="P19" style:family="paragraph" style:parent-style-name="Standard">
      <style:text-properties fo:font-size="10pt" officeooo:rsid="00bf08d7" officeooo:paragraph-rsid="00bb715c" style:font-size-asian="10pt" style:font-size-complex="10pt"/>
    </style:style>
    <style:style style:name="P20" style:family="paragraph" style:parent-style-name="Standard">
      <style:text-properties fo:font-size="10pt" officeooo:rsid="00bf08d7" officeooo:paragraph-rsid="00cb73ee" style:font-size-asian="10pt" style:font-size-complex="10pt"/>
    </style:style>
    <style:style style:name="P21" style:family="paragraph" style:parent-style-name="Standard">
      <style:text-properties fo:font-size="10pt" officeooo:rsid="00293e38" officeooo:paragraph-rsid="0082d55c" style:font-size-asian="10pt" style:font-size-complex="10pt"/>
    </style:style>
    <style:style style:name="P22" style:family="paragraph" style:parent-style-name="Standard">
      <style:text-properties fo:font-size="10pt" officeooo:rsid="00b6921b" officeooo:paragraph-rsid="00cb73ee" style:font-size-asian="10pt" style:font-size-complex="10pt"/>
    </style:style>
    <style:style style:name="P23" style:family="paragraph" style:parent-style-name="Standard">
      <style:text-properties fo:font-size="10pt" officeooo:rsid="00b6921b" officeooo:paragraph-rsid="00ce6914" style:font-size-asian="10pt" style:font-size-complex="10pt"/>
    </style:style>
    <style:style style:name="P24" style:family="paragraph" style:parent-style-name="Standard">
      <style:text-properties fo:font-size="10pt" officeooo:rsid="00a6e0a6" officeooo:paragraph-rsid="0058d760" style:font-size-asian="10pt" style:font-size-complex="10pt"/>
    </style:style>
    <style:style style:name="P25" style:family="paragraph" style:parent-style-name="Standard">
      <style:text-properties fo:font-size="10pt" officeooo:rsid="002b41e3" officeooo:paragraph-rsid="0058d760" style:font-size-asian="10pt" style:font-size-complex="10pt"/>
    </style:style>
    <style:style style:name="P26" style:family="paragraph" style:parent-style-name="Standard">
      <style:text-properties fo:font-size="10pt" officeooo:rsid="006d49e8" officeooo:paragraph-rsid="004e97bc" style:font-size-asian="10pt" style:font-size-complex="10pt"/>
    </style:style>
    <style:style style:name="P27" style:family="paragraph" style:parent-style-name="Standard">
      <style:text-properties fo:font-size="10pt" officeooo:rsid="00ada66a" officeooo:paragraph-rsid="00d31248" style:font-size-asian="10pt" style:font-size-complex="10pt"/>
    </style:style>
    <style:style style:name="P28" style:family="paragraph" style:parent-style-name="Standard">
      <style:text-properties fo:font-size="10pt" officeooo:rsid="00d594a0" officeooo:paragraph-rsid="00d594a0" style:font-size-asian="10pt" style:font-size-complex="10pt"/>
    </style:style>
    <style:style style:name="P29" style:family="paragraph" style:parent-style-name="Standard" style:list-style-name="L1">
      <style:text-properties fo:font-size="10pt" fo:font-style="normal" officeooo:rsid="00bb60f7" officeooo:paragraph-rsid="00bb60f7" style:font-size-asian="10pt" style:font-style-asian="normal" style:font-size-complex="10pt" style:font-style-complex="normal"/>
    </style:style>
    <style:style style:name="P30" style:family="paragraph" style:parent-style-name="Standard" style:list-style-name="L1">
      <style:text-properties fo:font-size="10pt" fo:font-style="normal" officeooo:rsid="00d03085" officeooo:paragraph-rsid="00d03085" style:font-size-asian="10pt" style:font-style-asian="normal" style:font-size-complex="10pt" style:font-style-complex="normal"/>
    </style:style>
    <style:style style:name="T1" style:family="text">
      <style:text-properties officeooo:rsid="001df92b"/>
    </style:style>
    <style:style style:name="T2" style:family="text">
      <style:text-properties officeooo:rsid="001e6e68"/>
    </style:style>
    <style:style style:name="T3" style:family="text">
      <style:text-properties officeooo:rsid="0021b2db"/>
    </style:style>
    <style:style style:name="T4" style:family="text">
      <style:text-properties officeooo:rsid="00282d8e"/>
    </style:style>
    <style:style style:name="T5" style:family="text">
      <style:text-properties officeooo:rsid="0028a559"/>
    </style:style>
    <style:style style:name="T6" style:family="text">
      <style:text-properties officeooo:rsid="0029c3ab"/>
    </style:style>
    <style:style style:name="T7" style:family="text">
      <style:text-properties officeooo:rsid="002b41e3"/>
    </style:style>
    <style:style style:name="T8" style:family="text">
      <style:text-properties fo:font-style="italic" officeooo:rsid="005491a6" style:font-style-asian="italic" style:font-style-complex="italic"/>
    </style:style>
    <style:style style:name="T9" style:family="text">
      <style:text-properties fo:font-style="italic" officeooo:rsid="0059aa17" style:font-style-asian="italic" style:font-style-complex="italic"/>
    </style:style>
    <style:style style:name="T10" style:family="text">
      <style:text-properties fo:font-style="italic" officeooo:rsid="0069a31c" style:font-style-asian="italic" style:font-style-complex="italic"/>
    </style:style>
    <style:style style:name="T11" style:family="text">
      <style:text-properties fo:font-style="italic" officeooo:rsid="006afd1b" style:font-style-asian="italic" style:font-style-complex="italic"/>
    </style:style>
    <style:style style:name="T12" style:family="text">
      <style:text-properties fo:font-style="italic" officeooo:rsid="007d9ab8" style:font-style-asian="italic" style:font-style-complex="italic"/>
    </style:style>
    <style:style style:name="T13" style:family="text">
      <style:text-properties fo:font-style="italic" officeooo:rsid="00c0416b"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c25fb" style:font-style-asian="normal" style:font-style-complex="normal"/>
    </style:style>
    <style:style style:name="T16" style:family="text">
      <style:text-properties fo:font-style="normal" officeooo:rsid="00337f11" style:font-style-asian="normal" style:font-style-complex="normal"/>
    </style:style>
    <style:style style:name="T17" style:family="text">
      <style:text-properties fo:font-style="normal" officeooo:rsid="003b45ac" style:font-style-asian="normal" style:font-style-complex="normal"/>
    </style:style>
    <style:style style:name="T18" style:family="text">
      <style:text-properties fo:font-style="normal" officeooo:rsid="00440554" style:font-style-asian="normal" style:font-style-complex="normal"/>
    </style:style>
    <style:style style:name="T19" style:family="text">
      <style:text-properties fo:font-style="normal" officeooo:rsid="002b41e3" style:font-style-asian="normal" style:font-style-complex="normal"/>
    </style:style>
    <style:style style:name="T20" style:family="text">
      <style:text-properties fo:font-style="normal" officeooo:rsid="004e97bc" style:font-style-asian="normal" style:font-style-complex="normal"/>
    </style:style>
    <style:style style:name="T21" style:family="text">
      <style:text-properties fo:font-style="normal" officeooo:rsid="0050972b" style:font-style-asian="normal" style:font-style-complex="normal"/>
    </style:style>
    <style:style style:name="T22" style:family="text">
      <style:text-properties fo:font-style="normal" officeooo:rsid="0051f934" style:font-style-asian="normal" style:font-style-complex="normal"/>
    </style:style>
    <style:style style:name="T23" style:family="text">
      <style:text-properties fo:font-style="normal" officeooo:rsid="005491a6" style:font-style-asian="normal" style:font-style-complex="normal"/>
    </style:style>
    <style:style style:name="T24" style:family="text">
      <style:text-properties fo:font-style="normal" officeooo:rsid="00557c0c" style:font-style-asian="normal" style:font-style-complex="normal"/>
    </style:style>
    <style:style style:name="T25" style:family="text">
      <style:text-properties fo:font-style="normal" officeooo:rsid="005643a0" style:font-style-asian="normal" style:font-style-complex="normal"/>
    </style:style>
    <style:style style:name="T26" style:family="text">
      <style:text-properties fo:font-style="normal" officeooo:rsid="0056bb07" style:font-style-asian="normal" style:font-style-complex="normal"/>
    </style:style>
    <style:style style:name="T27" style:family="text">
      <style:text-properties fo:font-style="normal" officeooo:rsid="0058d760" style:font-style-asian="normal" style:font-style-complex="normal"/>
    </style:style>
    <style:style style:name="T28" style:family="text">
      <style:text-properties fo:font-style="normal" officeooo:rsid="0059aa17" style:font-style-asian="normal" style:font-style-complex="normal"/>
    </style:style>
    <style:style style:name="T29" style:family="text">
      <style:text-properties fo:font-style="normal" officeooo:rsid="005a66f2" style:font-style-asian="normal" style:font-style-complex="normal"/>
    </style:style>
    <style:style style:name="T30" style:family="text">
      <style:text-properties fo:font-style="normal" officeooo:rsid="005fe17d" style:font-style-asian="normal" style:font-style-complex="normal"/>
    </style:style>
    <style:style style:name="T31" style:family="text">
      <style:text-properties fo:font-style="normal" officeooo:rsid="006157db" style:font-style-asian="normal" style:font-style-complex="normal"/>
    </style:style>
    <style:style style:name="T32" style:family="text">
      <style:text-properties fo:font-style="normal" officeooo:rsid="0063c862" style:font-style-asian="normal" style:font-style-complex="normal"/>
    </style:style>
    <style:style style:name="T33" style:family="text">
      <style:text-properties fo:font-style="normal" officeooo:rsid="006426f9" style:font-style-asian="normal" style:font-style-complex="normal"/>
    </style:style>
    <style:style style:name="T34" style:family="text">
      <style:text-properties fo:font-style="normal" officeooo:rsid="0064cd3d" style:font-style-asian="normal" style:font-style-complex="normal"/>
    </style:style>
    <style:style style:name="T35" style:family="text">
      <style:text-properties fo:font-style="normal" officeooo:rsid="006558db" style:font-style-asian="normal" style:font-style-complex="normal"/>
    </style:style>
    <style:style style:name="T36" style:family="text">
      <style:text-properties fo:font-style="normal" officeooo:rsid="0072cdc3" style:font-style-asian="normal" style:font-style-complex="normal"/>
    </style:style>
    <style:style style:name="T37" style:family="text">
      <style:text-properties fo:font-style="normal" officeooo:rsid="007d9ab8" style:font-style-asian="normal" style:font-style-complex="normal"/>
    </style:style>
    <style:style style:name="T38" style:family="text">
      <style:text-properties fo:font-style="normal" officeooo:rsid="007f171c" style:font-style-asian="normal" style:font-style-complex="normal"/>
    </style:style>
    <style:style style:name="T39" style:family="text">
      <style:text-properties fo:font-style="normal" officeooo:rsid="0083f7b5" style:font-style-asian="normal" style:font-style-complex="normal"/>
    </style:style>
    <style:style style:name="T40" style:family="text">
      <style:text-properties fo:font-style="normal" officeooo:rsid="008a3199" style:font-style-asian="normal" style:font-style-complex="normal"/>
    </style:style>
    <style:style style:name="T41" style:family="text">
      <style:text-properties fo:font-style="normal" officeooo:rsid="008afca9" style:font-style-asian="normal" style:font-style-complex="normal"/>
    </style:style>
    <style:style style:name="T42" style:family="text">
      <style:text-properties fo:font-style="normal" officeooo:rsid="008c8508" style:font-style-asian="normal" style:font-style-complex="normal"/>
    </style:style>
    <style:style style:name="T43" style:family="text">
      <style:text-properties fo:font-style="normal" officeooo:rsid="008e0483" style:font-style-asian="normal" style:font-style-complex="normal"/>
    </style:style>
    <style:style style:name="T44" style:family="text">
      <style:text-properties fo:font-style="normal" officeooo:rsid="008e8a21" style:font-style-asian="normal" style:font-style-complex="normal"/>
    </style:style>
    <style:style style:name="T45" style:family="text">
      <style:text-properties fo:font-style="normal" officeooo:rsid="008f54a9" style:font-style-asian="normal" style:font-style-complex="normal"/>
    </style:style>
    <style:style style:name="T46" style:family="text">
      <style:text-properties fo:font-style="normal" officeooo:rsid="00909433" style:font-style-asian="normal" style:font-style-complex="normal"/>
    </style:style>
    <style:style style:name="T47" style:family="text">
      <style:text-properties fo:font-style="normal" officeooo:rsid="0097fcc0" style:font-style-asian="normal" style:font-style-complex="normal"/>
    </style:style>
    <style:style style:name="T48" style:family="text">
      <style:text-properties fo:font-style="normal" officeooo:rsid="0098b3cf" style:font-style-asian="normal" style:font-style-complex="normal"/>
    </style:style>
    <style:style style:name="T49" style:family="text">
      <style:text-properties fo:font-style="normal" officeooo:rsid="009a732b" style:font-style-asian="normal" style:font-style-complex="normal"/>
    </style:style>
    <style:style style:name="T50" style:family="text">
      <style:text-properties fo:font-style="normal" officeooo:rsid="009ba7b6" style:font-style-asian="normal" style:font-style-complex="normal"/>
    </style:style>
    <style:style style:name="T51" style:family="text">
      <style:text-properties fo:font-style="normal" officeooo:rsid="009f0426" style:font-style-asian="normal" style:font-style-complex="normal"/>
    </style:style>
    <style:style style:name="T52" style:family="text">
      <style:text-properties fo:font-style="normal" officeooo:rsid="00a2f3b2" style:font-style-asian="normal" style:font-style-complex="normal"/>
    </style:style>
    <style:style style:name="T53" style:family="text">
      <style:text-properties fo:font-style="normal" officeooo:rsid="00a5c21e" style:font-style-asian="normal" style:font-style-complex="normal"/>
    </style:style>
    <style:style style:name="T54" style:family="text">
      <style:text-properties fo:font-style="normal" officeooo:rsid="00a7eac4" style:font-style-asian="normal" style:font-style-complex="normal"/>
    </style:style>
    <style:style style:name="T55" style:family="text">
      <style:text-properties fo:font-style="normal" officeooo:rsid="00a9085c" style:font-style-asian="normal" style:font-style-complex="normal"/>
    </style:style>
    <style:style style:name="T56" style:family="text">
      <style:text-properties fo:font-style="normal" officeooo:rsid="00a9df83" style:font-style-asian="normal" style:font-style-complex="normal"/>
    </style:style>
    <style:style style:name="T57" style:family="text">
      <style:text-properties fo:font-style="normal" officeooo:rsid="00a9e5ba" style:font-style-asian="normal" style:font-style-complex="normal"/>
    </style:style>
    <style:style style:name="T58" style:family="text">
      <style:text-properties fo:font-style="normal" officeooo:rsid="00ac5b60" style:font-style-asian="normal" style:font-style-complex="normal"/>
    </style:style>
    <style:style style:name="T59" style:family="text">
      <style:text-properties fo:font-style="normal" officeooo:rsid="00af6bda" style:font-style-asian="normal" style:font-style-complex="normal"/>
    </style:style>
    <style:style style:name="T60" style:family="text">
      <style:text-properties fo:font-style="normal" officeooo:rsid="00b0ebbd" style:font-style-asian="normal" style:font-style-complex="normal"/>
    </style:style>
    <style:style style:name="T61" style:family="text">
      <style:text-properties fo:font-style="normal" officeooo:rsid="00b3829f" style:font-style-asian="normal" style:font-style-complex="normal"/>
    </style:style>
    <style:style style:name="T62" style:family="text">
      <style:text-properties fo:font-style="normal" officeooo:rsid="00b6921b" style:font-style-asian="normal" style:font-style-complex="normal"/>
    </style:style>
    <style:style style:name="T63" style:family="text">
      <style:text-properties fo:font-style="normal" officeooo:rsid="00b7166b" style:font-style-asian="normal" style:font-style-complex="normal"/>
    </style:style>
    <style:style style:name="T64" style:family="text">
      <style:text-properties fo:font-style="normal" officeooo:rsid="00b82628" style:font-style-asian="normal" style:font-style-complex="normal"/>
    </style:style>
    <style:style style:name="T65" style:family="text">
      <style:text-properties fo:font-style="normal" officeooo:rsid="00b852fd" style:font-style-asian="normal" style:font-style-complex="normal"/>
    </style:style>
    <style:style style:name="T66" style:family="text">
      <style:text-properties fo:font-style="normal" officeooo:rsid="00b92fa2" style:font-style-asian="normal" style:font-style-complex="normal"/>
    </style:style>
    <style:style style:name="T67" style:family="text">
      <style:text-properties fo:font-style="normal" officeooo:rsid="00bad6ef" style:font-style-asian="normal" style:font-style-complex="normal"/>
    </style:style>
    <style:style style:name="T68" style:family="text">
      <style:text-properties fo:font-style="normal" officeooo:rsid="00bb715c" style:font-style-asian="normal" style:font-style-complex="normal"/>
    </style:style>
    <style:style style:name="T69" style:family="text">
      <style:text-properties fo:font-style="normal" officeooo:rsid="00bda5c0" style:font-style-asian="normal" style:font-style-complex="normal"/>
    </style:style>
    <style:style style:name="T70" style:family="text">
      <style:text-properties fo:font-style="normal" officeooo:rsid="00c0416b" style:font-style-asian="normal" style:font-style-complex="normal"/>
    </style:style>
    <style:style style:name="T71" style:family="text">
      <style:text-properties fo:font-style="normal" officeooo:rsid="00c0e388" style:font-style-asian="normal" style:font-style-complex="normal"/>
    </style:style>
    <style:style style:name="T72" style:family="text">
      <style:text-properties fo:font-style="normal" officeooo:rsid="00c170dd" style:font-style-asian="normal" style:font-style-complex="normal"/>
    </style:style>
    <style:style style:name="T73" style:family="text">
      <style:text-properties fo:font-style="normal" officeooo:rsid="00c40aec" style:font-style-asian="normal" style:font-style-complex="normal"/>
    </style:style>
    <style:style style:name="T74" style:family="text">
      <style:text-properties fo:font-style="normal" officeooo:rsid="00c518f3" style:font-style-asian="normal" style:font-style-complex="normal"/>
    </style:style>
    <style:style style:name="T75" style:family="text">
      <style:text-properties fo:font-style="normal" officeooo:rsid="00c52e60" style:font-style-asian="normal" style:font-style-complex="normal"/>
    </style:style>
    <style:style style:name="T76" style:family="text">
      <style:text-properties fo:font-style="normal" officeooo:rsid="00cb9ac5" style:font-style-asian="normal" style:font-style-complex="normal"/>
    </style:style>
    <style:style style:name="T77" style:family="text">
      <style:text-properties fo:font-style="normal" officeooo:rsid="00cc76a4" style:font-style-asian="normal" style:font-style-complex="normal"/>
    </style:style>
    <style:style style:name="T78" style:family="text">
      <style:text-properties fo:font-style="normal" officeooo:rsid="00ce5172" style:font-style-asian="normal" style:font-style-complex="normal"/>
    </style:style>
    <style:style style:name="T79" style:family="text">
      <style:text-properties fo:font-style="normal" officeooo:rsid="00ce6914" style:font-style-asian="normal" style:font-style-complex="normal"/>
    </style:style>
    <style:style style:name="T80" style:family="text">
      <style:text-properties fo:font-style="normal" officeooo:rsid="00d2b5c0" style:font-style-asian="normal" style:font-style-complex="normal"/>
    </style:style>
    <style:style style:name="T81" style:family="text">
      <style:text-properties fo:font-style="normal" officeooo:rsid="00d31248" style:font-style-asian="normal" style:font-style-complex="normal"/>
    </style:style>
    <style:style style:name="T82" style:family="text">
      <style:text-properties fo:font-style="normal" officeooo:rsid="00d3e78a" style:font-style-asian="normal" style:font-style-complex="normal"/>
    </style:style>
    <style:style style:name="T83" style:family="text">
      <style:text-properties fo:font-style="normal" officeooo:rsid="00d4b79e" style:font-style-asian="normal" style:font-style-complex="normal"/>
    </style:style>
    <style:style style:name="T84" style:family="text">
      <style:text-properties fo:font-style="normal" officeooo:rsid="00d6c70d" style:font-style-asian="normal" style:font-style-complex="normal"/>
    </style:style>
    <style:style style:name="T85" style:family="text">
      <style:text-properties fo:font-style="normal" officeooo:rsid="00d80014" style:font-style-asian="normal" style:font-style-complex="normal"/>
    </style:style>
    <style:style style:name="T86" style:family="text">
      <style:text-properties fo:font-style="normal" officeooo:rsid="00d985cb" style:font-style-asian="normal" style:font-style-complex="normal"/>
    </style:style>
    <style:style style:name="T87" style:family="text">
      <style:text-properties officeooo:rsid="002ef8d3"/>
    </style:style>
    <style:style style:name="T88" style:family="text">
      <style:text-properties officeooo:rsid="0048b7a8"/>
    </style:style>
    <style:style style:name="T89" style:family="text">
      <style:text-properties officeooo:rsid="004cda05"/>
    </style:style>
    <style:style style:name="T90" style:family="text">
      <style:text-properties officeooo:rsid="004e97bc"/>
    </style:style>
    <style:style style:name="T91" style:family="text">
      <style:text-properties officeooo:rsid="0067cd9e"/>
    </style:style>
    <style:style style:name="T92" style:family="text">
      <style:text-properties style:font-name="Liberation Serif" officeooo:rsid="0067cd9e"/>
    </style:style>
    <style:style style:name="T93" style:family="text">
      <style:text-properties style:font-name="Liberation Serif" fo:font-style="normal" officeooo:rsid="009f0426" style:font-style-asian="normal" style:font-style-complex="normal"/>
    </style:style>
    <style:style style:name="T94" style:family="text">
      <style:text-properties officeooo:rsid="0069a31c"/>
    </style:style>
    <style:style style:name="T95" style:family="text">
      <style:text-properties officeooo:rsid="006afd1b"/>
    </style:style>
    <style:style style:name="T96" style:family="text">
      <style:text-properties officeooo:rsid="006b64d7"/>
    </style:style>
    <style:style style:name="T97" style:family="text">
      <style:text-properties officeooo:rsid="006f3da6"/>
    </style:style>
    <style:style style:name="T98" style:family="text">
      <style:text-properties officeooo:rsid="00752d00"/>
    </style:style>
    <style:style style:name="T99" style:family="text">
      <style:text-properties officeooo:rsid="007a54af"/>
    </style:style>
    <style:style style:name="T100" style:family="text">
      <style:text-properties officeooo:rsid="007b297a"/>
    </style:style>
    <style:style style:name="T101" style:family="text">
      <style:text-properties officeooo:rsid="007c0e29"/>
    </style:style>
    <style:style style:name="T102" style:family="text">
      <style:text-properties officeooo:rsid="007d9ab8"/>
    </style:style>
    <style:style style:name="T103" style:family="text">
      <style:text-properties officeooo:rsid="00823995"/>
    </style:style>
    <style:style style:name="T104" style:family="text">
      <style:text-properties officeooo:rsid="00827381"/>
    </style:style>
    <style:style style:name="T105" style:family="text">
      <style:text-properties officeooo:rsid="0082d55c"/>
    </style:style>
    <style:style style:name="T106" style:family="text">
      <style:text-properties officeooo:rsid="0083f7b5"/>
    </style:style>
    <style:style style:name="T107" style:family="text">
      <style:text-properties officeooo:rsid="0095db06"/>
    </style:style>
    <style:style style:name="T108" style:family="text">
      <style:text-properties officeooo:rsid="00960295"/>
    </style:style>
    <style:style style:name="T109" style:family="text">
      <style:text-properties officeooo:rsid="009c61bb"/>
    </style:style>
    <style:style style:name="T110" style:family="text">
      <style:text-properties officeooo:rsid="009c72b4"/>
    </style:style>
    <style:style style:name="T111" style:family="text">
      <style:text-properties officeooo:rsid="009e00c8"/>
    </style:style>
    <style:style style:name="T112" style:family="text">
      <style:text-properties officeooo:rsid="00a5490b"/>
    </style:style>
    <style:style style:name="T113" style:family="text">
      <style:text-properties officeooo:rsid="00a9085c"/>
    </style:style>
    <style:style style:name="T114" style:family="text">
      <style:text-properties officeooo:rsid="00bd2b8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issident Right Will Hold Its Ground</text:p>
      <text:p text:style-name="P1"/>
      <text:p text:style-name="P1">If ‘the adults in the room’ want to discredit the Dissident Right they’ll have to do better than this</text:p>
      <text:p text:style-name="P2"/>
      <text:p text:style-name="P2">Sohrab Amari is a <text:span text:style-name="T2">excellent</text:span> writer. <text:s/><text:span text:style-name="T1">I ran across his essay “The Rise of the Barbarian Right” this week (he penned it a year ago </text:span><text:span text:style-name="T2">in &lt;&lt; Liberties Journal &gt;&gt;)</text:span><text:span text:style-name="T1">. <text:s/>The reader is immediately struck by his sparkling prose and feels a sense an anticipation that this accomplished wordsmith and keen observer will deal a heavy argumentative blow to </text:span><text:span text:style-name="T3">the bombastic loose-cannons of the new right.</text:span></text:p>
      <text:p text:style-name="P2"/>
      <text:p text:style-name="P1">It doesn’t happen.</text:p>
      <text:p text:style-name="P1"/>
      <text:p text:style-name="P3">His piece <text:span text:style-name="T91">begins in measured tone, </text:span>revealing biographic details of Jonathan Keeperman’s father. <text:span text:style-name="T91">Mr. Keeperman runs Passage Press, a right-wing publishing house that can be said to be central to the New Right (or “Barbarian Right”, as Ahmari would have it). </text:span><text:s/>O<text:span text:style-name="T4">n</text:span>e assumes <text:span text:style-name="T91">that this expos</text:span><text:span text:style-name="T92">é</text:span> is leading up to something, but the climax of <text:span text:style-name="T4">the</text:span> thread is that Mr Keeperma is half-Jewish. <text:s/><text:span text:style-name="T91">A</text:span>nd since his father lived in Brooklyn before Jonathan was born, this means that he really shouldn’t be right-wing. <text:s/>Or something.</text:p>
      <text:p text:style-name="P3"/>
      <text:p text:style-name="P5">We are then treated to a summary of some short stories <text:span text:style-name="T94">written by honor</text:span><text:span text:style-name="T109">ary</text:span><text:span text:style-name="T94"> dissident right insiders which were </text:span>recently published <text:span text:style-name="T94">in </text:span><text:span text:style-name="T110">the </text:span><text:span text:style-name="T94">volume </text:span><text:span text:style-name="T10">After the War </text:span>by Keeperman’s <text:span text:style-name="T94">Passage i</text:span>mprint. <text:s/><text:span text:style-name="T94">This is included, allegedly, to furnish a glimpse at the kind of world the New Right wants to </text:span><text:span text:style-name="T100">m</text:span><text:span text:style-name="T94">anifest. <text:s/>Or… was that the “Dissident Right”? <text:s/>Turns out, t</text:span><text:span text:style-name="T5">here are a number of labels for this resurgent way of thinking, and it’s not always clear-cut to understand exactly who or what the</text:span><text:span text:style-name="T112">se</text:span><text:span text:style-name="T5"> refer to. <text:s/>Ahmari offers </text:span><text:span text:style-name="T99">little help </text:span><text:span text:style-name="T110">on this score</text:span><text:span text:style-name="T99"> as he </text:span><text:span text:style-name="T110">never quite spells out </text:span><text:span text:style-name="T99">what he is opposing.</text:span></text:p>
      <text:p text:style-name="P4"/>
      <text:p text:style-name="P6"><text:span text:style-name="T99">That’s not to say h</text:span><text:span text:style-name="T89">is</text:span> article is<text:span text:style-name="T88"> </text:span>short on detail. <text:s/><text:span text:style-name="T94">He presents </text:span><text:span text:style-name="T88">verbatim quotes from </text:span><text:span text:style-name="T11">After the War</text:span><text:span text:style-name="T88"> </text:span><text:span text:style-name="T94">which he clearly </text:span><text:span text:style-name="T88">wishes to disparage. </text:span><text:span text:style-name="T94">The </text:span><text:span text:style-name="T101">discussion</text:span><text:span text:style-name="T94"> is seasoned generously </text:span><text:span text:style-name="T88">with jarring pejoratives: “grotesque”, “hateful”, “</text:span><text:span text:style-name="T98">chilling</text:span><text:span text:style-name="T88">”, “foul”, “nihilistic”, “disturbing”, “repellent” and “sickening” to name a fe</text:span><text:span text:style-name="T95">w.</text:span><text:span text:style-name="T88"> <text:s/></text:span><text:span text:style-name="T94">He also </text:span>elaborates metic<text:span text:style-name="T6">ulously on the the local color of Keeperman’s online milleaux. <text:s/></text:span><text:span text:style-name="T7">Their cultural fingerprints are registered in the most minute detail, from their shared idioms to their aesthetic sensibilities </text:span><text:span text:style-name="T87">to their in-group argot (“zogslop!”).</text:span></text:p>
      <text:p text:style-name="P6"/>
      <text:p text:style-name="P8"><text:span text:style-name="T97">But what </text:span><text:span text:style-name="T88">of the presuppositions, premises </text:span><text:span text:style-name="T111">and</text:span><text:span text:style-name="T88"> worldview </text:span><text:span text:style-name="T89">of th</text:span><text:span text:style-name="T96">is dissident right?</text:span><text:span text:style-name="T89"> <text:s/></text:span><text:span text:style-name="T99">Early on in the article, we are told that “Keeperman and Co. are a distinct group, in the business of articulating a distinct worldview”, and </text:span><text:span text:style-name="T107">further</text:span><text:span text:style-name="T99"> they are capable of “entertaining sophisticated visions of the political order that might repla</text:span><text:span text:style-name="T101">c</text:span><text:span text:style-name="T99">e the current one”. <text:s/>Ahmari </text:span><text:span text:style-name="T111">remarks</text:span><text:span text:style-name="T99"> that the short stories he reviews “arise from within a coherent and fairly well-developed ideological movement”. <text:s/></text:span><text:span text:style-name="T101">Well that sounds interesting! <text:s/>So, </text:span><text:span text:style-name="T103">what is this worldview?</text:span></text:p>
      <text:p text:style-name="P8"/>
      <text:p text:style-name="P9"><text:span text:style-name="T99">We are given little more than labels. </text:span><text:span text:style-name="T102">At times he will explain, but in every case </text:span><text:span text:style-name="T103">this is piecemeal. </text:span><text:span text:style-name="T102"><text:s/></text:span><text:span text:style-name="T103">Barely more than a descriptor is given, e.g. “eugenics”, “aristocratic spirit”, or </text:span><office:annotation office:name="__Annotation__285_609237729" loext:resolved="false"><dc:creator>Unknown Author</dc:creator><dc:date>2025-10-11T19:48:49.047745555</dc:date><text:p text:style-name="Comment">confirm</text:p></office:annotation><text:span text:style-name="T103">“blood ties”</text:span><office:annotation-end office:name="__Annotation__285_609237729"/><text:span text:style-name="T103">. <text:s/>It’s always </text:span><text:span text:style-name="T12">just</text:span><text:span text:style-name="T37"> </text:span><text:span text:style-name="T102">enough to </text:span><text:span text:style-name="T114">scare off a reader</text:span><text:span text:style-name="T102"> with a preexisting catalog of polical do’s and don’ts. <text:s/></text:span><text:span text:style-name="T114">A solid counter-argument is never put forth.</text:span><text:span text:style-name="T102"> </text:span><text:span text:style-name="T106">Underneath the shining sentences, the </text:span><text:span text:style-name="T111">only message is:</text:span><text:span text:style-name="T106"> </text:span><text:span text:style-name="T103">‘you know that bad thing that’s associated with Nazi</text:span><text:span text:style-name="T104">s</text:span><text:span text:style-name="T103"> and the Klan </text:span><text:span text:style-name="T104">and medieval feudal</text:span><text:span text:style-name="T108">ism</text:span><text:span text:style-name="T104"> </text:span><text:span text:style-name="T105">and stuff?</text:span><text:span text:style-name="T104"> <text:s/>This is that, man. <text:s/>Beware’.</text:span></text:p>
      <text:p text:style-name="P9"/>
      <text:p text:style-name="P22"><text:span text:style-name="T61">B</text:span><text:span text:style-name="T14">en Burghis slipped on the same banana peel in an episode of his pocast “Give them an Argument”. <text:s/></text:span><text:span text:style-name="T76">Apparently this guy is a podcaster, and in one episode h</text:span><text:span text:style-name="T14">e hosts </text:span><text:span text:style-name="T76">a Mr. Matt Mc</text:span><text:span text:style-name="T77">Manus who was well educated.r</text:span><text:span text:style-name="T63"> “You know Hitler was a resentment art school dropout…”. <text:s text:c="2"/></text:span><text:span text:style-name="T77">Hey both giggled, mutally gratewful for each </text:span><text:span text:style-name="T78">company and seemingly needing the other to grant permission to laugh.</text:span></text:p>
      <text:p text:style-name="P22"><text:span text:style-name="T63"/></text:p>
      <text:p text:style-name="P23"><text:span text:style-name="T64">At </text:span><text:span text:style-name="T68">one </text:span><text:span text:style-name="T64">point, Matt puts forth the germ of what could have become an argument. <text:s/>He notes that there is a seeming contradiction: if the Left is weak bugmen, </text:span><text:span text:style-name="T68">then </text:span><text:span text:style-name="T64">how are they in control? </text:span><text:span text:style-name="T79">More nervous laughter – and no argument.</text:span></text:p>
      <text:p text:style-name="P23"><text:span text:style-name="T79"/></text:p>
      <text:p text:style-name="P23"><text:soft-page-break/><text:span text:style-name="T64">The obvious rejoiner is that there are many more of them – </text:span><text:span text:style-name="T65">like a blob of yeast. <text:s/></text:span><text:span text:style-name="T66">BAP’s whole argument is that the political order of men inspired by early-Greek development is the antedote (or one antedote) to this coordination problem. <text:s/></text:span><text:span text:style-name="T67">It’s not that tough to understand, but Matt Mc-Anus pretends he doesn’t. <text:s/></text:span><text:span text:style-name="T68">Or maybe he’s that stupid.</text:span></text:p>
      <text:p text:style-name="P22"><text:span text:style-name="T68"/></text:p>
      <text:p text:style-name="P20"><text:span text:style-name="T68">R</text:span><text:span text:style-name="T14">eturning to Ahmari, he concludes his article with what he seems to think is a very clever take, though it seem much more likely that he just needs to have a take since this is his job and mealticket. <text:s/></text:span><text:span text:style-name="T70">The coup de grace here is that what the dissident right is </text:span><text:span text:style-name="T13">actually</text:span><text:span text:style-name="T70"> doing is worshipping the very decadent hcanges that “market societies” are perpetuating! <text:s/>When BAP laments the masses of olds who smother the life of the young, Ahmari links this to the use of suicide pods. <text:s/></text:span><text:span text:style-name="T74">You see since suicide pods are on the rise in Canda, see… <text:s/>well um.. <text:s/>see this is market societies tossing out the weak like old garbage. <text:s/>And BAP is like… <text:s/>like the same thing, man.</text:span></text:p>
      <text:p text:style-name="P20"><text:span text:style-name="T74"/></text:p>
      <text:p text:style-name="P20"><text:span text:style-name="T74"><text:s/></text:span><text:span text:style-name="T75">Won’t repeat the rest of his argument there as its just cringe to even think about how despereate he was to link the dissident right to one of his pre-existing talking points and bolster his brand.</text:span></text:p>
      <text:p text:style-name="P9"/>
      <text:p text:style-name="P9"><text:span text:style-name="T113">The only time Ahmari attempts a summary of the dissent-rightism</text:span><text:span text:style-name="T90">“</text:span><text:span text:style-name="T19">[it] promotes IQ based genetics, the worship of strength, an</text:span><text:span text:style-name="T17">d</text:span><text:span text:style-name="T19"> lifestyle self-help”.</text:span></text:p>
      <text:p text:style-name="P7"><text:span text:style-name="T19"/></text:p>
      <text:p text:style-name="P12"><text:span text:style-name="T20">This may merely be clumsiness, but it’s more like</text:span><text:span text:style-name="T21">ly</text:span><text:span text:style-name="T20"> a de</text:span><text:span text:style-name="T15">liberate misrepresentation – </text:span><text:span text:style-name="T38">and </text:span><text:span text:style-name="T39">deceptive</text:span><text:span text:style-name="T38"> by omission.</text:span><text:span text:style-name="T15"> <text:s/></text:span><text:span text:style-name="T20">I used to tease my college girlfriend </text:span><text:span text:style-name="T21">by p</text:span><text:span text:style-name="T20">romising that </text:span><text:span text:style-name="T47">her</text:span><text:span text:style-name="T20"> Christmas gift would be a </text:span><text:span text:style-name="T16">Barnes &amp; </text:span><text:span text:style-name="T18">N</text:span><text:span text:style-name="T16">oble gift card, “good in the self-help section only” – </text:span><text:span text:style-name="T20">and we’d both laugh. <text:s/></text:span><text:span text:style-name="T36">Everyone, including Ahmari, knows that</text:span><text:span text:style-name="T16"> </text:span><text:span text:style-name="T41">it’</text:span><text:span text:style-name="T47">s a </text:span><text:span text:style-name="T41">gentle barb to say someone is in need of this, </text:span><text:span text:style-name="T42">if </text:span><text:span text:style-name="T20">not outright insult. </text:span><text:span text:style-name="T16"><text:s/></text:span><text:span text:style-name="T36">He drops </text:span><text:span text:style-name="T40">the phrase</text:span><text:span text:style-name="T17"> three times </text:span><text:span text:style-name="T48">in all while </text:span><text:span text:style-name="T51">depicting</text:span><text:span text:style-name="T48"> for the reader an image </text:span><text:span text:style-name="T51">of the dissident right</text:span><text:span text:style-name="T48">.</text:span><text:span text:style-name="T17"> </text:span><text:span text:style-name="T42">At one point he </text:span><text:span text:style-name="T69">uses the label</text:span><text:span text:style-name="T42"> “</text:span><text:span text:style-name="T69">the </text:span><text:span text:style-name="T41">creepy right” and insinuates that their </text:span><text:span text:style-name="T42">weird ideal amounts to an</text:span><text:span text:style-name="T41"> “online </text:span><text:span text:style-name="T93">Ü</text:span><text:span text:style-name="T41">bermencsh”. <text:s/></text:span><text:span text:style-name="T48">And with all their affinity for SciFi? <text:s/></text:span><text:span text:style-name="T49">I bet th</text:span><text:span text:style-name="T48">ey’re logging on from their parents’ basements! <text:s/></text:span><text:span text:style-name="T41">They sound like </text:span><text:span text:style-name="T51">outcasts</text:span><text:span text:style-name="T49">,</text:span><text:span text:style-name="T41"> seared by social rejection, huddle</text:span><text:span text:style-name="T48">d </text:span><text:span text:style-name="T41">together with </text:span><text:span text:style-name="T49">their fellow losers to</text:span><text:span text:style-name="T41"> nurse their bruised egos and fantasize about revenge on the society that dumped them.</text:span><text:span text:style-name="T17"> <text:s/></text:span><text:span text:style-name="T41">I guess they’re not having a normal one, man.</text:span></text:p>
      <text:p text:style-name="P11"><text:span text:style-name="T16"/></text:p>
      <text:p text:style-name="P13"><text:span text:style-name="T16">B</text:span><text:span text:style-name="T14">ut thi</text:span><text:span text:style-name="T22">s </text:span><text:span text:style-name="T43">hinted-at </text:span><text:span text:style-name="T22">portrayal collapses </text:span><text:span text:style-name="T57">as soon as</text:span><text:span text:style-name="T22"> one sees the </text:span><text:span text:style-name="T43">very people he </text:span><text:span text:style-name="T51">directly names</text:span><text:span text:style-name="T43">.</text:span><text:span text:style-name="T22"> <text:s/>Are we to really believe that the beautiful Anna Kachiyan is a friendless reject? <text:s/></text:span><text:span text:style-name="T31">Her father </text:span><text:span text:style-name="T55">was a mathematician of some note and the</text:span><text:span text:style-name="T22"> recipient of the </text:span><text:span text:style-name="T30">prestigious </text:span><text:span text:style-name="T22">Fulkerson Prize </text:span><text:span text:style-name="T24">in mathematical programming.</text:span><text:span text:style-name="T22"> <text:s/></text:span><text:span text:style-name="T24">But it is not only brains she has inherited but beauty as well. <text:s/></text:span><text:span text:style-name="T31">Adoring fans have dedicated</text:span><text:span text:style-name="T22"> X accounts (“Anna Hourly”) </text:span><text:span text:style-name="T28">featuring</text:span><text:span text:style-name="T22"> a stream of p</text:span><text:span text:style-name="T28">hotos</text:span><text:span text:style-name="T22"> </text:span><text:span text:style-name="T28">that celebrate </text:span><text:span text:style-name="T22">her good looks, </text:span><text:span text:style-name="T28">which she has head to toe.</text:span><text:span text:style-name="T22"> <text:s/></text:span><text:span text:style-name="T27">As for Dasha Nekrosova, her careless </text:span><text:span text:style-name="T53">laughter</text:span><text:span text:style-name="T27"> is enough to charm any man </text:span><text:span text:style-name="T28">alive. <text:s/></text:span><text:span text:style-name="T31">Like Anna, </text:span><text:span text:style-name="T53">ample </text:span><text:span text:style-name="T31">e</text:span><text:span text:style-name="T27">vidence of </text:span><text:span text:style-name="T28">Dasha’s</text:span><text:span text:style-name="T27"> </text:span><text:span text:style-name="T45">physical beauty</text:span><text:span text:style-name="T28"> may also be had via the Internet. <text:s/>Maybe the place </text:span><text:span text:style-name="T30">to start </text:span><text:span text:style-name="T28">is her</text:span><text:span text:style-name="T27"> IMDb entry</text:span><text:span text:style-name="T23">. <text:s/></text:span><text:span text:style-name="T29">Perhaps she</text:span><text:span text:style-name="T28">’</text:span><text:span text:style-name="T30">ll </text:span><text:span text:style-name="T24">pose </text:span><text:span text:style-name="T27">some time </text:span><text:span text:style-name="T24">with the</text:span><text:span text:style-name="T23"> Screen Actor’s Guild Award she took home for her role in HBO’s </text:span><text:span text:style-name="T8">Succession</text:span><text:span text:style-name="T23">. <text:s/></text:span><text:span text:style-name="T52">But I’m sure they both </text:span><text:span text:style-name="T30">cry themselves to sleep each night </text:span><text:span text:style-name="T52">after World of Warcraft </text:span><text:span text:style-name="T71">games</text:span><text:span text:style-name="T52"> </text:span><text:span text:style-name="T56">when </text:span><text:span text:style-name="T52">the loneliness sets in.</text:span></text:p>
      <text:p text:style-name="P13"><text:span text:style-name="T27"/></text:p>
      <text:p text:style-name="P13"><text:span text:style-name="T24">And what of the men? <text:s/></text:span><text:span text:style-name="T28">Unless </text:span><text:span text:style-name="T24">BAP/Costin Alamariu </text:span><text:span text:style-name="T28">is </text:span><text:span text:style-name="T9">really </text:span><text:span text:style-name="T28">handy with photoshop, he </text:span><text:span text:style-name="T31">boasts</text:span><text:span text:style-name="T28"> the </text:span><text:span text:style-name="T24">physique of </text:span><text:span text:style-name="T25">the Greek gods </text:span><text:span text:style-name="T44">that he writes about.</text:span><text:span text:style-name="T25"> <text:s/></text:span><text:span text:style-name="T50">BAP</text:span><text:span text:style-name="T34"> is </text:span><text:span text:style-name="T55">good looking</text:span><text:span text:style-name="T34"> </text:span><text:span text:style-name="T55">and t</text:span><text:span text:style-name="T56">o</text:span><text:span text:style-name="T55"> say that he is funny is understatement</text:span><text:span text:style-name="T25">. <text:s/></text:span><text:span text:style-name="T72">BAP is fucking hilarious.</text:span><text:span text:style-name="T25"> <text:s/>I doubt that he was short of friends while earning his degree from MIT, or his degree from Columbia, </text:span><text:span text:style-name="T28">or </text:span><text:span text:style-name="T25">his doctorate at Yale. <text:s/></text:span><text:span text:style-name="T28">Mr. </text:span><text:span text:style-name="T26">Keeper</text:span><text:span text:style-name="T28">man </text:span><text:span text:style-name="T32">recently gave an interview to Ross Douthat. <text:s/></text:span><text:span text:style-name="T50">During this he more resembled a</text:span><text:span text:style-name="T32"> male model than an internet troll in his parents</text:span><text:span text:style-name="T55">’</text:span><text:span text:style-name="T32"> basement. <text:s/>Keeperman is married with children, and </text:span><text:span text:style-name="T33">received</text:span><text:span text:style-name="T32"> nothing but praise from his </text:span><text:span text:style-name="T55">days</text:span><text:span text:style-name="T32"> as </text:span><text:span text:style-name="T50">a </text:span><text:span text:style-name="T32">lecturer at UC Irvine. <text:s/></text:span><text:span text:style-name="T31">His Coronation Ball</text:span><text:span text:style-name="T35">, </text:span><text:span text:style-name="T33">hosted earlier this year, </text:span><text:span text:style-name="T31">attracted </text:span><text:span text:style-name="T50">a l</text:span><text:span text:style-name="T46">ively crowd </text:span><text:span text:style-name="T55">of men with their hot girlfriends and wives.</text:span></text:p>
      <text:p text:style-name="P13"><text:span text:style-name="T55"/></text:p>
      <text:p text:style-name="P27"><text:span text:style-name="T55">T</text:span><text:span text:style-name="T14">he insinuation there these people, </text:span><text:span text:style-name="T59">as a whole, are </text:span><text:span text:style-name="T62">driven by resentment</text:span><text:span text:style-name="T59"> is </text:span><text:span text:style-name="T73">ridiculous through and through.</text:span><text:span text:style-name="T59"> <text:s/>Each time a</text:span><text:span text:style-name="T73">nother</text:span><text:span text:style-name="T59"> “far-right” personality is doxxed, </text:span><text:span text:style-name="T73">they </text:span><text:span text:style-name="T64">turn out to be another solid, well-spoken guy in fine fettle </text:span><text:span text:style-name="T73">and living well.</text:span><text:span text:style-name="T60"> <text:s/></text:span><text:span text:style-name="T61">These aren’t the Ted Kasybski’s that Sohrab is trying to paint.</text:span></text:p>
      <text:p text:style-name="P27"><text:span text:style-name="T61"/></text:p>
      <text:p text:style-name="P27"><text:span text:style-name="T80">Many have tried this, from Ben Burghis the podcaster to </text:span><text:span text:style-name="T83">J</text:span><text:span text:style-name="T80">ohn Gray in New Statesmen </text:span><text:span text:style-name="T81">and I’m sur</text:span><text:span text:style-name="T82">e</text:span><text:span text:style-name="T81"> countless others I haven’t bothered to read. <text:s/></text:span><text:span text:style-name="T83">They seem to not be able to comprehend that </text:span><text:soft-page-break/><text:span text:style-name="T83">some may just experience the ontologicla desire to speak the truth, to connect with others who wish to do so, and perhaps to take some small step toward laying the preconditions of a fix.</text:span></text:p>
      <text:p text:style-name="P27"><text:span text:style-name="T83"/></text:p>
      <text:p text:style-name="P28"><text:span text:style-name="T83">W</text:span><text:span text:style-name="T14">hat actually unites the dissident right is the understanding that all politeical movements of the Left are driven by envy, and represent a kind of rebellion of the lower orders of the human soul. <text:s/></text:span><text:span text:style-name="T84">And that democracy, over time, actually fosters this. <text:s/></text:span><text:span text:style-name="T85">The dissident right does not believe that the United States constitution is the sole cause </text:span><text:span text:style-name="T86">of the nation’s historical success. <text:s/>It recognizes that there are differences between groups of people. <text:s/>And it often seeks to measure the health of a country not by GDP by by the well being of the people within.</text:span></text:p>
      <text:p text:style-name="P14"><text:span text:style-name="T61"/></text:p>
      <text:p text:style-name="P19"><text:span text:style-name="T75"/></text:p>
      <text:p text:style-name="P16"><text:span text:style-name="T70"/></text:p>
      <text:p text:style-name="P16"><text:span text:style-name="T70"/></text:p>
      <text:p text:style-name="P16"><text:span text:style-name="T70"/></text:p>
      <text:p text:style-name="P15"><text:span text:style-name="T68"/></text:p>
      <text:p text:style-name="P15"><text:span text:style-name="T68"/></text:p>
      <text:p text:style-name="P13"><text:span text:style-name="T31"/></text:p>
      <text:p text:style-name="P17"><text:span text:style-name="T31"/></text:p>
      <text:list text:style-name="L1">
        <text:list-item>
          <text:p text:style-name="P18"><text:span text:style-name="T58">A</text:span><text:span text:style-name="T14">nd I give my version:</text:span></text:p>
          <text:list>
            <text:list-item>
              <text:p text:style-name="P29">Its not that these are resentment driven losers, its that they are winners and they see the OBVIOUS issues with contemporary culture. <text:s/>Sending they are on solid ground, they are the ones to go out on a limb and state these things.</text:p>
            </text:list-item>
            <text:list-item>
              <text:p text:style-name="P30">Ontological desires and truth</text:p>
            </text:list-item>
            <text:list-item>
              <text:p text:style-name="P30">In the end, this behavior is longhouse. <text:s/>They only prove BAP’s point.</text:p>
            </text:list-item>
          </text:list>
        </text:list-item>
      </text:list>
      <text:p text:style-name="P13"><text:span text:style-name="T31"/></text:p>
      <text:p text:style-name="P24"><text:span text:style-name="T54"/></text:p>
      <text:p text:style-name="P25"><text:span text:style-name="T16"/></text:p>
      <text:p text:style-name="P11"><text:span text:style-name="T16"/></text:p>
      <text:p text:style-name="P10"><text:span text:style-name="T16"><text:s/></text:span></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2.2602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5T13:30:01.339556116</meta:creation-date>
    <dc:date>2025-10-20T20:50:52.449977562</dc:date>
    <meta:editing-duration>P1DT19H1M49S</meta:editing-duration>
    <meta:editing-cycles>152</meta:editing-cycles>
    <meta:generator>LibreOffice/24.2.7.2$Linux_X86_64 LibreOffice_project/420$Build-2</meta:generator>
    <meta:print-date>2025-10-11T17:07:53.058231789</meta:print-date>
    <meta:document-statistic meta:table-count="0" meta:image-count="0" meta:object-count="0" meta:page-count="3" meta:paragraph-count="26" meta:word-count="1609" meta:character-count="9474" meta:non-whitespace-character-count="7820"/>
  </office:meta>
</office:document-meta>
</file>